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4pt" officeooo:rsid="000d2dd4" officeooo:paragraph-rsid="000d2dd4" style:font-size-asian="14pt" style:font-size-complex="14pt"/>
    </style:style>
    <style:style style:name="P2" style:family="paragraph" style:parent-style-name="Standard">
      <style:text-properties style:font-name="DejaVu Sans Condensed" fo:font-size="14pt" fo:font-weight="bold" officeooo:rsid="000d2dd4" officeooo:paragraph-rsid="000d2dd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ejaVu Sans Condensed" fo:font-size="14pt" fo:font-weight="bold" officeooo:rsid="0013b277" officeooo:paragraph-rsid="0013b277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ans Condensed" fo:font-size="12pt" officeooo:rsid="000d2dd4" officeooo:paragraph-rsid="000f4f7b" style:font-size-asian="12pt" style:font-size-complex="12pt"/>
    </style:style>
    <style:style style:name="P5" style:family="paragraph" style:parent-style-name="Standard">
      <style:text-properties style:font-name="DejaVu Sans Condensed" officeooo:rsid="000d2dd4" officeooo:paragraph-rsid="000f4f7b"/>
    </style:style>
    <style:style style:name="P6" style:family="paragraph" style:parent-style-name="Standard">
      <style:text-properties style:font-name="DejaVu Sans Condensed" officeooo:rsid="000d2dd4" officeooo:paragraph-rsid="00236ac7"/>
    </style:style>
    <style:style style:name="P7" style:family="paragraph" style:parent-style-name="Standard">
      <style:text-properties style:font-name="DejaVu Sans Condensed" fo:font-weight="bold" officeooo:rsid="000d2dd4" officeooo:paragraph-rsid="000f4f7b" style:font-weight-asian="bold" style:font-weight-complex="bold"/>
    </style:style>
    <style:style style:name="P8" style:family="paragraph" style:parent-style-name="Standard">
      <style:text-properties style:font-name="DejaVu Sans Condensed" fo:font-weight="bold" officeooo:rsid="00228406" officeooo:paragraph-rsid="00228406" style:font-weight-asian="bold" style:font-weight-complex="bold"/>
    </style:style>
    <style:style style:name="P9" style:family="paragraph" style:parent-style-name="Standard">
      <style:text-properties style:font-name="DejaVu Sans Condensed" fo:font-weight="bold" officeooo:rsid="00228406" officeooo:paragraph-rsid="00236ac7" style:font-weight-asian="bold" style:font-weight-complex="bold"/>
    </style:style>
    <style:style style:name="P10" style:family="paragraph" style:parent-style-name="Standard" style:list-style-name="L5">
      <style:text-properties style:font-name="DejaVu Sans Condensed" fo:font-weight="bold" officeooo:rsid="00200233" officeooo:paragraph-rsid="00236ac7" style:font-weight-asian="bold" style:font-weight-complex="bold"/>
    </style:style>
    <style:style style:name="P11" style:family="paragraph" style:parent-style-name="Standard">
      <style:text-properties style:font-name="DejaVu Sans Condensed" fo:font-weight="bold" officeooo:rsid="00249491" officeooo:paragraph-rsid="00249491" style:font-weight-asian="bold" style:font-weight-complex="bold"/>
    </style:style>
    <style:style style:name="P12" style:family="paragraph" style:parent-style-name="Standard" style:list-style-name="L5">
      <style:text-properties style:font-name="DejaVu Sans Condensed" officeooo:rsid="001e79dd" officeooo:paragraph-rsid="00236ac7"/>
    </style:style>
    <style:style style:name="P13" style:family="paragraph" style:parent-style-name="Standard" style:list-style-name="L5">
      <style:text-properties style:font-name="DejaVu Sans Condensed" officeooo:rsid="00200233" officeooo:paragraph-rsid="00236ac7"/>
    </style:style>
    <style:style style:name="P14" style:family="paragraph" style:parent-style-name="Standard">
      <style:text-properties officeooo:paragraph-rsid="0010c8f3"/>
    </style:style>
    <style:style style:name="P15" style:family="paragraph" style:parent-style-name="Standard" style:list-style-name="L1">
      <style:text-properties officeooo:paragraph-rsid="0010c8f3"/>
    </style:style>
    <style:style style:name="P16" style:family="paragraph" style:parent-style-name="Standard">
      <loext:graphic-properties draw:fill="none"/>
      <style:paragraph-properties fo:margin-left="0cm" fo:margin-right="0.499cm" fo:text-indent="0cm" style:auto-text-indent="false" fo:background-color="transparent"/>
      <style:text-properties officeooo:paragraph-rsid="0010c8f3"/>
    </style:style>
    <style:style style:name="P17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f4f7b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3b27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42250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5ef3a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761e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89906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bbee9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c080e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cb52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e79dd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00233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09a6d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28406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2c46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32885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36ac7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49491" style:font-size-asian="12pt" style:font-weight-asian="normal" style:font-size-complex="12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c080e" style:font-size-asian="12pt" style:font-size-complex="12pt"/>
    </style:style>
    <style:style style:name="T21" style:family="text">
      <style:text-properties fo:font-size="12pt" officeooo:rsid="00228406" style:font-size-asian="12pt" style:font-size-complex="12pt"/>
    </style:style>
    <style:style style:name="T22" style:family="text">
      <style:text-properties fo:font-size="12pt" officeooo:rsid="001cb52c" style:font-size-asian="12pt" style:font-size-complex="1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e7803" style:font-weight-asian="normal" style:font-weight-complex="normal"/>
    </style:style>
    <style:style style:name="T25" style:family="text">
      <style:text-properties fo:font-weight="normal" officeooo:rsid="000f4f7b" style:font-weight-asian="normal" style:font-weight-complex="normal"/>
    </style:style>
    <style:style style:name="T26" style:family="text">
      <style:text-properties style:font-name="DejaVu Sans Condensed" fo:font-size="12pt" fo:font-weight="bold" officeooo:rsid="0010c8f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style="italic" style:text-underline-style="none" fo:font-weight="normal" officeooo:rsid="001232f7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DejaVu Sans Mono" fo:font-size="10.5pt" style:text-underline-style="none" fo:font-weight="normal" officeooo:rsid="001232f7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on System Engineering</text:p>
      <text:p text:style-name="P1"/>
      <text:p text:style-name="P3">Research</text:p>
      <text:p text:style-name="P2"/>
      <text:p text:style-name="P4"><text:tab/><text:span text:style-name="T23">The application is built on HTML5, Javascript, CSS and ported into mobile platform using Phonegap, </text:span><text:span text:style-name="T24">an extension on top of Apache Cordova. </text:span></text:p>
      <text:p text:style-name="P5"><text:span text:style-name="T2"><text:tab/></text:span></text:p>
      <text:p text:style-name="P5"><text:span text:style-name="T11"><text:tab/></text:span></text:p>
      <text:p text:style-name="P5"><text:span text:style-name="T9"/></text:p>
      <text:p text:style-name="P8"><text:span text:style-name="T20">H</text:span><text:span text:style-name="T19">ybrid Web App development:</text:span></text:p>
      <text:p text:style-name="P6"><text:span text:style-name="T3"><text:tab/>Initially, we were told that our project was working with Data Visualisation. </text:span><text:span text:style-name="T4">After meeting with </text:span><text:span text:style-name="T5">clients, it was decided that the project will be focusing on making a mobile version of NRIC web page. We found and decided that we will be using Codorva, a</text:span><text:span text:style-name="T6">n open-source mobile development framework that used HTML, CSS and Javascript.</text:span></text:p>
      <text:p text:style-name="P6"><text:span text:style-name="T6"><text:tab/>Decision was made after much </text:span><text:span text:style-name="T7">consideration with project cope, deadlines and other school works. </text:span><text:span text:style-name="T10">De</text:span><text:span text:style-name="T7">veloping an Android app </text:span><text:span text:style-name="T10">is</text:span><text:span text:style-name="T7"> much easier </text:span><text:span text:style-name="T8">to </text:span><text:span text:style-name="T9">use a standardized web API, CSS and Javascript. </text:span><text:span text:style-name="T11">Also we can fully utilize advantages of Web App such as:</text:span></text:p>
      <text:list xml:id="list148190403286862375" text:style-name="L5">
        <text:list-item>
          <text:p text:style-name="P12"><text:span text:style-name="T1">Multi resolution scaling</text:span></text:p>
        </text:list-item>
        <text:list-item>
          <text:p text:style-name="P13"><text:span text:style-name="T1">Easy maintenance and changes</text:span></text:p>
        </text:list-item>
        <text:list-item>
          <text:p text:style-name="P10"><text:span text:style-name="T1">Portable, Cross platform</text:span></text:p>
        </text:list-item>
      </text:list>
      <text:p text:style-name="P9"><text:span text:style-name="T19"><text:tab/></text:span><text:span text:style-name="T15">Phonegap is a </text:span><text:span text:style-name="T16">open-source framework, extended from</text:span><text:span text:style-name="T15"> Apache </text:span><text:span text:style-name="T16">Codorva. It enable developers to create a multi-platform apps from HTML, CSS and Javascript. </text:span><text:span text:style-name="T17">Phonegap apps adhere to the single-page application models whereby a single HTML is loaded into memory on client side. This enable the UI logic to be handled client-side, </text:span><text:span text:style-name="T18">giving a native-apps feel to the web.</text:span></text:p>
      <text:p text:style-name="P9"><text:span text:style-name="T18"/></text:p>
      <text:p text:style-name="P9"><text:span text:style-name="T18"><text:tab/></text:span></text:p>
      <text:p text:style-name="P9"><text:span text:style-name="T20">U</text:span><text:span text:style-name="T22">ser Interface:</text:span></text:p>
      <text:p text:style-name="P5"><text:span text:style-name="T9"><text:tab/></text:span></text:p>
      <text:p text:style-name="P11"><text:span text:style-name="T21">T</text:span><text:span text:style-name="T19">esting &amp; Prototype:</text:span></text:p>
      <text:p text:style-name="P7"><text:span text:style-name="T21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9"/></text:p>
      <text:p text:style-name="P16"><text:span text:style-name="T27"><text:tab/><text:tab/><text:tab/></text:span></text:p>
      <text:h text:style-name="P17" text:outline-level="4"/>
      <text:p text:style-name="P16"><text:span text:style-name="T28"/></text:p>
      <text:p text:style-name="P14"><text:span text:style-name="T28"><text:tab/></text:span></text:p>
      <text:p text:style-name="P14"><text:span text:style-name="T26"><text:tab/></text:span></text:p>
      <text:list xml:id="list7822279570357860623" text:style-name="L1">
        <text:list-header>
          <text:p text:style-name="P15"><text:span text:style-name="T26"/></text:p>
        </text:list-header>
      </text:list>
      <text:p text:style-name="P4"><text:span text:style-name="T25"><text:tab/><text:tab/></text:span></text:p>
      <text:p text:style-name="P4"><text:span text:style-name="T25"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4cm" fo:margin-right="1.59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09:43:05.751028962</meta:creation-date>
    <dc:date>2015-11-30T21:34:42.101443380</dc:date>
    <meta:editing-duration>PT1H2M16S</meta:editing-duration>
    <meta:editing-cycles>5</meta:editing-cycles>
    <meta:generator>LibreOffice/5.0.2.2$Linux_X86_64 LibreOffice_project/00m0$Build-2</meta:generator>
    <meta:document-statistic meta:table-count="0" meta:image-count="0" meta:object-count="0" meta:page-count="1" meta:paragraph-count="22" meta:word-count="203" meta:character-count="1273" meta:non-whitespace-character-count="1069"/>
  </office:meta>
</office:document-meta>
</file>